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row table:style-name="ro1">
          <table:table-cell office:value-type="string" table:style-name="ce1">
            <text:p>einrichtung</text:p>
          </table:table-cell>
          <table:table-cell office:value-type="string" table:style-name="ce1">
            <text:p>inhalte</text:p>
          </table:table-cell>
          <table:table-cell office:value-type="string" table:style-name="ce1">
            <text:p>lehrend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lv.typ</text:p>
          </table:table-cell>
          <table:table-cell office:value-type="string" table:style-name="ce1">
            <text:p>stadt</text:p>
          </table:table-cell>
          <table:table-cell office:value-type="string" table:style-name="ce1">
            <text:p>studiengang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zielgruppe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dat</text:p>
          </table:table-cell>
        </table:table-row>
        <table:table-row table:style-name="ro1">
          <table:table-cell office:value-type="string" table:style-name="ce1">
            <text:p>Universität Augsburg</text:p>
          </table:table-cell>
          <table:table-cell office:value-type="string" table:style-name="ce1">
            <text:p>Archivierung, Datenbanken, Datenmanagement, Digitale Datenauswertung, Digitale Dokumentation</text:p>
          </table:table-cell>
          <table:table-cell office:value-type="string" table:style-name="ce1">
            <text:p>Sojc, Natascha</text:p>
          </table:table-cell>
          <table:table-cell office:value-type="string" table:style-name="ce1">
            <text:p>https://digicampus.uni-augsburg.de/dispatch.php/course/overview?cid=622dab8a3fdf38e035c933fba1e230d6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Kunst- und Kulturgeschichte</text:p>
          </table:table-cell>
          <table:table-cell office:value-type="string" table:style-name="ce1">
            <text:p>Ausstellungsprojekt: Nachbearbeitung des Akragas Projekts. Digitalisierungsprojekt der Ausgrabung in Agrigent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augsburg_akragasprojekt_pr.md</text:p>
          </table:table-cell>
        </table:table-row>
        <table:table-row table:style-name="ro1">
          <table:table-cell office:value-type="string" table:style-name="ce1">
            <text:p>Universität Augsburg</text:p>
          </table:table-cell>
          <table:table-cell office:value-type="string" table:style-name="ce1">
            <text:p>Visualisierung, Bildbearbeitung, 3D Scan, Digitale Dokumentation, Fotografie, Digital Humanities</text:p>
          </table:table-cell>
          <table:table-cell office:value-type="string" table:style-name="ce1">
            <text:p>Bettineschi, Cinzia</text:p>
          </table:table-cell>
          <table:table-cell office:value-type="string" table:style-name="ce1">
            <text:p>https://digicampus.uni-augsburg.de/dispatch.php/course/overview?cid=407c0a0abcb9a5087bac4b7cb7dfd736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Klassische Archäologie</text:p>
          </table:table-cell>
          <table:table-cell office:value-type="string" table:style-name="ce1">
            <text:p>Microscopy and Imaging for Traceology 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augsburg_microscopyandimagingfortraceology_se.md</text:p>
          </table:table-cell>
        </table:table-row>
        <table:table-row table:style-name="ro1">
          <table:table-cell office:value-type="string" table:style-name="ce1">
            <text:p>Freie Universität Berlin</text:p>
          </table:table-cell>
          <table:table-cell office:value-type="string" table:style-name="ce1">
            <text:p>Software und Tools, Programmieren, Online-Ressourcen, Visualisierung, Digital Humanities, Digitale Datenauswertung</text:p>
          </table:table-cell>
          <table:table-cell office:value-type="string" table:style-name="ce1">
            <text:p>Lincke, Eliese-Sophia</text:p>
          </table:table-cell>
          <table:table-cell office:value-type="string" table:style-name="ce1">
            <text:p>https://www.fu-berlin.de/vv/de/lv/837883</text:p>
          </table:table-cell>
          <table:table-cell office:value-type="string" table:style-name="ce1">
            <text:p>Methodenübung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Digital Studies of Ancient Texts</text:p>
          </table:table-cell>
          <table:table-cell office:value-type="string" table:style-name="ce1">
            <text:p>Data Literacy in Ancient Studies (Introduction to Python programming for the analysis of ancient languages)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berlin_DataLiteracyInAncientStudies_Python_ue.md</text:p>
          </table:table-cell>
        </table:table-row>
        <table:table-row table:style-name="ro1">
          <table:table-cell office:value-type="string" table:style-name="ce1">
            <text:p>Freie Universität Berlin</text:p>
          </table:table-cell>
          <table:table-cell office:value-type="string" table:style-name="ce1">
            <text:p>Software und Tools, Online-Ressourcen, Digital Humanities, Digitale Datenauswertung, Dig. Methoden &amp; Theorien, Digitale Ressourcen, Archivierung, Metadaten, Datenbanken, Digitalisierung</text:p>
          </table:table-cell>
          <table:table-cell office:value-type="string" table:style-name="ce1">
            <text:p>Lincke, Eliese-Sophia</text:p>
          </table:table-cell>
          <table:table-cell office:value-type="string" table:style-name="ce1">
            <text:p>https://www.fu-berlin.de/vv/de/lv/837869</text:p>
          </table:table-cell>
          <table:table-cell office:value-type="string" table:style-name="ce1">
            <text:p>Einführungskurs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Digital Studies of Ancient Texts</text:p>
          </table:table-cell>
          <table:table-cell office:value-type="string" table:style-name="ce1">
            <text:p>Data Literacy in Ancient Studies (Introduction to DH for ancient languages)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berlin_DataLiteracyInAncientStudies_se.md</text:p>
          </table:table-cell>
        </table:table-row>
        <table:table-row table:style-name="ro1">
          <table:table-cell office:value-type="string" table:style-name="ce1">
            <text:p>Freie Universität Berlin</text:p>
          </table:table-cell>
          <table:table-cell office:value-type="string" table:style-name="ce1">
            <text:p>GIS, QGIS, Vektorkarten, Rasterkarten, Thematische Karte, Georeferenzierung, Kartendruckgestaltung</text:p>
          </table:table-cell>
          <table:table-cell office:value-type="string" table:style-name="ce1">
            <text:p>Roth, Georg</text:p>
          </table:table-cell>
          <table:table-cell office:value-type="string" table:style-name="ce1">
            <text:p>https://www.fu-berlin.de/vv/de/lv/818606?query=Roth&amp;sm=754328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M.A. Angewandte Landschafts- und Feldarchäologie </text:p>
          </table:table-cell>
          <table:table-cell office:value-type="string" table:style-name="ce1">
            <text:p>Einführung in QGIS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berlin_EinfuehrungInQGIS_se.md</text:p>
          </table:table-cell>
        </table:table-row>
        <table:table-row table:style-name="ro1">
          <table:table-cell office:value-type="string" table:style-name="ce1">
            <text:p>Freie Universität Berlin</text:p>
          </table:table-cell>
          <table:table-cell office:value-type="string" table:style-name="ce1">
            <text:p>Maschinelles Lernen, Software und Tools, Online-Ressourcen, Visualisierung, Digital Humanities, Digitale Datenauswertung, Datenbanken</text:p>
          </table:table-cell>
          <table:table-cell office:value-type="string" table:style-name="ce1">
            <text:p>Lincke, Eliese-Sophia</text:p>
          </table:table-cell>
          <table:table-cell office:value-type="string" table:style-name="ce1">
            <text:p>https://www.fu-berlin.de/vv/de/lv/814559</text:p>
          </table:table-cell>
          <table:table-cell office:value-type="string" table:style-name="ce1">
            <text:p>Kolloquium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Digital Studies of Ancient Texts</text:p>
          </table:table-cell>
          <table:table-cell office:value-type="string" table:style-name="ce1">
            <text:p>KI in der Alten Welt (Digital Classicist Seminar)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berlin_KIInDerAltenWelt_co.md</text:p>
          </table:table-cell>
        </table:table-row>
        <table:table-row table:style-name="ro1">
          <table:table-cell office:value-type="string" table:style-name="ce1">
            <text:p>Freie Universität Berlin</text:p>
          </table:table-cell>
          <table:table-cell office:value-type="string" table:style-name="ce1">
            <text:p>GIS, QGIS, Rasterkarten, Geländeanalysen, Hydrologische Modelle, Räumliche Autokorrelation, Interpolationen</text:p>
          </table:table-cell>
          <table:table-cell office:value-type="string" table:style-name="ce1">
            <text:p>Roth, Georg</text:p>
          </table:table-cell>
          <table:table-cell office:value-type="string" table:style-name="ce1">
            <text:p>https://www.fu-berlin.de/vv/de/lv/825263?m=434069&amp;pc=749768&amp;sm=754328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M.A. Angewandte Landschafts- und Feldarchäologie </text:p>
          </table:table-cell>
          <table:table-cell office:value-type="string" table:style-name="ce1">
            <text:p>Modellieren in der Landschaftsarchäologie - Angewandte Analyse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berlin_ModellierenInDerLandschaftsarchaeologie_se.md</text:p>
          </table:table-cell>
        </table:table-row>
        <table:table-row table:style-name="ro1">
          <table:table-cell office:value-type="string" table:style-name="ce1">
            <text:p>Universität Bern</text:p>
          </table:table-cell>
          <table:table-cell office:value-type="string" table:style-name="ce1">
            <text:p>Software und Tools, Online-Ressourcen, Internet, Visualisierung, GIS, Bildbearbeitung, Dig. Methoden &amp; Theorien, Digitale Ressourcen, Metadaten, Datenbanken, Digitale Datenauswertung</text:p>
          </table:table-cell>
          <table:table-cell office:value-type="string" table:style-name="ce1">
            <text:p>Hinz, Martin</text:p>
          </table:table-cell>
          <table:table-cell office:value-type="string" table:style-name="ce1">
            <text:p>https://ksl.unibe.ch/KSL/kurzansicht?3&amp;stammNr=456193&amp;semester=HS2023&amp;lfdNr=0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ern</text:p>
          </table:table-cell>
          <table:table-cell office:value-type="string" table:style-name="ce1">
            <text:p>Prähistorische Archäologie</text:p>
          </table:table-cell>
          <table:table-cell office:value-type="string" table:style-name="ce1">
            <text:p>Computational Archaeology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bern_computationalarchaeology_ue.md</text:p>
          </table:table-cell>
        </table:table-row>
        <table:table-row table:style-name="ro1">
          <table:table-cell office:value-type="string" table:style-name="ce1">
            <text:p>Ruhr-Universität</text:p>
          </table:table-cell>
          <table:table-cell office:value-type="string" table:style-name="ce1">
            <text:p>Software und Tools, Online-Ressourcen, Internet, Visualisierung, Bildbearbeitung, Digitale Dokumentation, Dig. Methoden &amp; Theorien, Fotografie, Archivierung, Datenbanken, Digitalisierung</text:p>
          </table:table-cell>
          <table:table-cell office:value-type="string" table:style-name="ce1">
            <text:p>Haubenthal, Clarissa</text:p>
          </table:table-cell>
          <table:table-cell office:value-type="string" table:style-name="ce1">
            <text:p>https://www.ruhr-uni-bochum.de/archaeologie/vvaktuell.html.d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ochum</text:p>
          </table:table-cell>
          <table:table-cell office:value-type="string" table:style-name="ce1">
            <text:p>Archäologische Wissenschaften</text:p>
          </table:table-cell>
          <table:table-cell office:value-type="string" table:style-name="ce1">
            <text:p>Bilder, Text und Seiten digital editieren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bochum_bildertextundseitendigitaleditieren_ue.md</text:p>
          </table:table-cell>
        </table:table-row>
        <table:table-row table:style-name="ro1">
          <table:table-cell office:value-type="string" table:style-name="ce1">
            <text:p>Ruhr-Universität</text:p>
          </table:table-cell>
          <table:table-cell office:value-type="string" table:style-name="ce1">
            <text:p>Software und Tools, Online-Ressourcen, Internet, Visualisierung, Bildbearbeitung, Digitale Dokumentation, Dig. Methoden &amp; Theorien, Fotografie, Archivierung, Datenbanken, Digitalisierung</text:p>
          </table:table-cell>
          <table:table-cell office:value-type="string" table:style-name="ce1">
            <text:p>Haubenthal, Clarissa</text:p>
          </table:table-cell>
          <table:table-cell office:value-type="string" table:style-name="ce1">
            <text:p>https://www.ruhr-uni-bochum.de/archaeologie/vvaktuell.html.d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ochum</text:p>
          </table:table-cell>
          <table:table-cell office:value-type="string" table:style-name="ce1">
            <text:p>Archäologische Wissenschaften</text:p>
          </table:table-cell>
          <table:table-cell office:value-type="string" table:style-name="ce1">
            <text:p>Bilder, Text und Seiten digital gestalten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bochum_bildertextundseitendigitalgestalten_ue.md</text:p>
          </table:table-cell>
        </table:table-row>
        <table:table-row table:style-name="ro1">
          <table:table-cell office:value-type="string" table:style-name="ce1">
            <text:p>Ruhr-Universität</text:p>
          </table:table-cell>
          <table:table-cell office:value-type="string" table:style-name="ce1">
            <text:p>3D-Modellierung, Software und Tools, Spatial Analysis, GIS, Dig. Methoden &amp; Theorien, Digital Humanities, Digitale Ressourcen, 3D, Digitale Datenauswertung</text:p>
          </table:table-cell>
          <table:table-cell office:value-type="string" table:style-name="ce1">
            <text:p>Klingenberg, Tim</text:p>
          </table:table-cell>
          <table:table-cell office:value-type="string" table:style-name="ce1">
            <text:p>https://www.ruhr-uni-bochum.de/archaeologie/vvaktuell.html.d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ochum</text:p>
          </table:table-cell>
          <table:table-cell office:value-type="string" table:style-name="ce1">
            <text:p>Archäologische Wissenschaften</text:p>
          </table:table-cell>
          <table:table-cell office:value-type="string" table:style-name="ce1">
            <text:p>GIS und Prospektionsmethoden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bochum_gisundprospektionsmethoden_ue.md</text:p>
          </table:table-cell>
        </table:table-row>
        <table:table-row table:style-name="ro1">
          <table:table-cell office:value-type="string" table:style-name="ce1">
            <text:p>Ruhr-Universität</text:p>
          </table:table-cell>
          <table:table-cell office:value-type="string" table:style-name="ce1">
            <text:p>Software und Tools, Digital Humanities, Digitale Datenauswertung</text:p>
          </table:table-cell>
          <table:table-cell office:value-type="string" table:style-name="ce1">
            <text:p>Weissová, Barbora</text:p>
          </table:table-cell>
          <table:table-cell office:value-type="string" table:style-name="ce1">
            <text:p>https://www.ruhr-uni-bochum.de/archaeologie/vvaktuell.html.d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ochum</text:p>
          </table:table-cell>
          <table:table-cell office:value-type="string" table:style-name="ce1">
            <text:p>Archäologische Wissenschaften</text:p>
          </table:table-cell>
          <table:table-cell office:value-type="string" table:style-name="ce1">
            <text:p>Statistik für Archäologien mit Einführung in 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bochum_statistikfuerarchaeologienmiteinfuehrunginr_ue.md</text:p>
          </table:table-cell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Photogrammetrie, Software und Tools, 3D Scan, Digitale Dokumentation, Fotografie, 3D, Archivierung, Metadaten, Digitalisierung</text:p>
          </table:table-cell>
          <table:table-cell office:value-type="string" table:style-name="ce1">
            <text:p>Paliou, Eleftheria/Hageneuer, Sebastian</text:p>
          </table:table-cell>
          <table:table-cell office:value-type="string" table:style-name="ce1">
            <text:p>https://klips2.uni-koeln.de/co/pl/ui/$ctx;design=pl;header=max;lang=de/wbLv.wbShowLVDetail?pStpSpNr=441899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logie, Fachrichtung Archäoinformatik und Digital and Computational Archaeology</text:p>
          </table:table-cell>
          <table:table-cell office:value-type="string" table:style-name="ce1">
            <text:p>3D recording and documentation of material culture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cologne_3DRecordingAndDocumentationOfMaterialCulture_se.md</text:p>
          </table:table-cell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Software und Tools, Visualisierung, Digitale Dokumentation, 3D, Digitalisierung</text:p>
          </table:table-cell>
          <table:table-cell office:value-type="string" table:style-name="ce1">
            <text:p>Wutte, Anja</text:p>
          </table:table-cell>
          <table:table-cell office:value-type="string" table:style-name="ce1">
            <text:p>https://klips2.uni-koeln.de/co/pl/ui/$ctx;design=pl;header=max;lang=de/wbLv.wbShowLVDetail?pStpSpNr=468866&amp;pSpracheNr=1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logie</text:p>
          </table:table-cell>
          <table:table-cell office:value-type="string" table:style-name="ce1">
            <text:p>CAD für Archäologen: Digitalisierung, Dokumentation und Visualisierung archäologischer Daten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cologne_CADfuerArchaeologen_se.md</text:p>
          </table:table-cell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Software und Tools, Visualisierung, Dig. Methoden &amp; Theorien, Digital Humanities</text:p>
          </table:table-cell>
          <table:table-cell office:value-type="string" table:style-name="ce1">
            <text:p>Eide, Oyvind/Paliou, Eleftheria</text:p>
          </table:table-cell>
          <table:table-cell office:value-type="string" table:style-name="ce1">
            <text:p>https://klips2.uni-koeln.de/co/pl/ui/$ctx;design=pl;header=max;lang=de/wbLv.wbShowLVDetail?pStpSpNr=441992&amp;pSpracheNr=1</text:p>
          </table:table-cell>
          <table:table-cell office:value-type="string" table:style-name="ce1">
            <text:p>Kolloquium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logie, Fachrichtung Archäoinformatik und Digital and Computational Archaeology</text:p>
          </table:table-cell>
          <table:table-cell office:value-type="string" table:style-name="ce1">
            <text:p>Colloquium in Digital Cultural Heritage</text:p>
          </table:table-cell>
          <table:table-cell office:value-type="string" table:style-name="ce1">
            <text:p>MA, PHD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cologne_ColloquiumInDigitalAndCulturalHeritage_co.md</text:p>
          </table:table-cell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3D-Modellierung, Spatial Analysis, Visualisierung, GIS, Digitale Dokumentation, 3D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https://klips2.uni-koeln.de/co/pl/ui/$ctx;design=pl;header=max;lang=de/wbLv.wbShowLVDetail?pStpSpNr=443607&amp;pSpracheNr=1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logie, Fachrichtung Archäoinformatik und Digital and Computational Archaeology</text:p>
          </table:table-cell>
          <table:table-cell office:value-type="string" table:style-name="ce1">
            <text:p>Kernkompetenzen Archäoinformatik I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cologne_Kernkompetenzen1_se.md</text:p>
          </table:table-cell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Software und Tools, Visualisierung, Digitale Dokumentation, Dig. Methoden &amp; Theorien, Digitale Ressourcen, Metadaten, Datenbanken, Digitale Datenauswertung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https://klips2.uni-koeln.de/co/pl/ui/$ctx;design=pl;header=max;lang=de/wbLv.wbShowLVDetail?pStpSpNr=440514&amp;pSpracheNr=1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logie, Fachrichtung Archäoinformatik und Digital and Computational Archaeology</text:p>
          </table:table-cell>
          <table:table-cell office:value-type="string" table:style-name="ce1">
            <text:p>Kernkompetenzen Archäoinformatik II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cologne_Kernkompetenzen2_se.md</text:p>
          </table:table-cell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Software und Tools, Online-Ressourcen, Internet, Dig. Methoden &amp; Theorien, Digital Humanities, Digitale Ressourcen, Metadaten, Datenbanken</text:p>
          </table:table-cell>
          <table:table-cell office:value-type="string" table:style-name="ce1">
            <text:p>Pietsch, Anne-Kathrin/Fischer, Anna</text:p>
          </table:table-cell>
          <table:table-cell office:value-type="string" table:style-name="ce1">
            <text:p>https://klips2.uni-koeln.de/co/pl/ui/$ctx;design=pl;header=max;lang=de/wbLv.wbShowLVDetail?pStpSpNr=441491&amp;pSpracheNr=1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logie, Fachrichtung Archäoinformatik und Digital and Computational Archaeology</text:p>
          </table:table-cell>
          <table:table-cell office:value-type="string" table:style-name="ce1">
            <text:p>Kernkompetenzen Archäoinformatik III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cologne_Kernkompetenzen3_se.md</text:p>
          </table:table-cell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Software und Tools, Online-Ressourcen, Internet, GIS, Digitale Ressourcen, 3D, Archivierung, Datenbanken, Digitale Datenauswertung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https://klips2.uni-koeln.de/co/pl/ui/$ctx;design=pl;header=max;lang=de/wbLv.wbShowLVDetail?pStpSpNr=441535&amp;pSpracheNr=1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logie</text:p>
          </table:table-cell>
          <table:table-cell office:value-type="string" table:style-name="ce1">
            <text:p>Relational and Spatial databases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cologne_RelationalAndSpatialDatabases_se.md</text:p>
          </table:table-cell>
        </table:table-row>
        <table:table-row table:style-name="ro1">
          <table:table-cell office:value-type="string" table:style-name="ce1">
            <text:p>Georg-August-Universität Göttingen</text:p>
          </table:table-cell>
          <table:table-cell office:value-type="string" table:style-name="ce1">
            <text:p>Software und Tools, Bildbearbeitung, Digitale Datenauswertung</text:p>
          </table:table-cell>
          <table:table-cell office:value-type="string" table:style-name="ce1">
            <text:p>Störiko, Johanna</text:p>
          </table:table-cell>
          <table:table-cell office:value-type="string" table:style-name="ce1">
            <text:p>https://ecampus.uni-goettingen.de:443/h1/pages/startFlow.xhtml?_flowId=detailView-flow&amp;unitId=53079&amp;periodId=276&amp;navigationPosition=studiesOffered,searchCourses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Göttingen</text:p>
          </table:table-cell>
          <table:table-cell office:value-type="string" table:style-name="ce1">
            <text:p>Digital Humanities</text:p>
          </table:table-cell>
          <table:table-cell office:value-type="string" table:style-name="ce1">
            <text:p>Bildverarbeitung und Computer Vision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goettingen_bildverarbeitungundcomputervision_ue.md</text:p>
          </table:table-cell>
        </table:table-row>
        <table:table-row table:style-name="ro1">
          <table:table-cell office:value-type="string" table:style-name="ce1">
            <text:p>Georg-August-Universität Göttingen</text:p>
          </table:table-cell>
          <table:table-cell office:value-type="string" table:style-name="ce1">
            <text:p>Software und Tools, Visualisierung, Dig. Methoden &amp; Theorien, Digital Humanities, Digitale Datenauswertung</text:p>
          </table:table-cell>
          <table:table-cell office:value-type="string" table:style-name="ce1">
            <text:p>Langner, Martin</text:p>
          </table:table-cell>
          <table:table-cell office:value-type="string" table:style-name="ce1">
            <text:p>https://ecampus.uni-goettingen.de:443/h1/pages/startFlow.xhtml?_flowId=detailView-flow&amp;unitId=55461&amp;periodId=276&amp;navigationPosition=studiesOffered,searchCourses</text:p>
          </table:table-cell>
          <table:table-cell office:value-type="string" table:style-name="ce1">
            <text:p>Praxisseminar</text:p>
          </table:table-cell>
          <table:table-cell office:value-type="string" table:style-name="ce1">
            <text:p>Göttingen</text:p>
          </table:table-cell>
          <table:table-cell office:value-type="string" table:style-name="ce1">
            <text:p>Digital Humanities</text:p>
          </table:table-cell>
          <table:table-cell office:value-type="string" table:style-name="ce1">
            <text:p>Datenvisualisierung und Netzwerkanalyse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goettingen_datenvisualisierungundnetzwerkanalyse_se.md</text:p>
          </table:table-cell>
        </table:table-row>
        <table:table-row table:style-name="ro1">
          <table:table-cell office:value-type="string" table:style-name="ce1">
            <text:p>Georg-August-Universität Göttingen</text:p>
          </table:table-cell>
          <table:table-cell office:value-type="string" table:style-name="ce1">
            <text:p>Software und Tools, Online-Ressourcen, Internet, Visualisierung, Digitale Dokumentation, Dig. Methoden &amp; Theorien, Digital Humanities, Digitale Ressourcen, Metadaten, Datenbanken, Digitale Datenauswertung, Digitalisierung</text:p>
          </table:table-cell>
          <table:table-cell office:value-type="string" table:style-name="ce1">
            <text:p>Langner, Martin</text:p>
          </table:table-cell>
          <table:table-cell office:value-type="string" table:style-name="ce1">
            <text:p>https://ecampus.uni-goettingen.de:443/h1/pages/startFlow.xhtml?_flowId=detailView-flow&amp;unitId=52779&amp;periodId=276&amp;navigationPosition=studiesOffered,searchCourses</text:p>
          </table:table-cell>
          <table:table-cell office:value-type="string" table:style-name="ce1">
            <text:p>Ringvorlesung</text:p>
          </table:table-cell>
          <table:table-cell office:value-type="string" table:style-name="ce1">
            <text:p>Göttingen</text:p>
          </table:table-cell>
          <table:table-cell office:value-type="string" table:style-name="ce1">
            <text:p>Digital Humanities</text:p>
          </table:table-cell>
          <table:table-cell office:value-type="string" table:style-name="ce1">
            <text:p>Göttingen Projects in Digital Humanities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goettingen_goettingenprojectsindigitalhumanities_vl.md</text:p>
          </table:table-cell>
        </table:table-row>
        <table:table-row table:style-name="ro1">
          <table:table-cell office:value-type="string" table:style-name="ce1">
            <text:p>Universität Hamburg</text:p>
          </table:table-cell>
          <table:table-cell office:value-type="string" table:style-name="ce1">
            <text:p>Software und Tools, Visualisierung, Datenpräsentation, GIS, CAD, Bildbearbeitung, Digitalisierung</text:p>
          </table:table-cell>
          <table:table-cell office:value-type="string" table:style-name="ce1">
            <text:p>Babucic, Nikola</text:p>
          </table:table-cell>
          <table:table-cell office:value-type="string" table:style-name="ce1">
            <text:p>https://www.kulturwissenschaften.uni-hamburg.de/ka/pdfetc/vorles/ka-wise-23-24-310723.pdf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Hamburg</text:p>
          </table:table-cell>
          <table:table-cell office:value-type="string" table:style-name="ce1">
            <text:p>Klassische Archäologie </text:p>
          </table:table-cell>
          <table:table-cell/>
          <table:table-cell office:value-type="string" table:style-name="ce1">
            <text:p>B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hamburg_cadgiseinfuehrung_ue.md</text:p>
          </table:table-cell>
        </table:table-row>
        <table:table-row table:style-name="ro1">
          <table:table-cell office:value-type="string" table:style-name="ce1">
            <text:p>Universität Hamburg</text:p>
          </table:table-cell>
          <table:table-cell office:value-type="string" table:style-name="ce1">
            <text:p>Archäometrische Methoden, Software und Tools, Digitale Datenauswertung, Dig. Methoden &amp; Theorien</text:p>
          </table:table-cell>
          <table:table-cell office:value-type="string" table:style-name="ce1">
            <text:p>Colini, Claudia</text:p>
          </table:table-cell>
          <table:table-cell office:value-type="string" table:style-name="ce1">
            <text:p>https://www.kulturwissenschaften.uni-hamburg.de/ka/pdfetc/vorles/ka-wise-23-24-310723.pdf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Hamburg</text:p>
          </table:table-cell>
          <table:table-cell office:value-type="string" table:style-name="ce1">
            <text:p>Klassische Archäologie </text:p>
          </table:table-cell>
          <table:table-cell office:value-type="string" table:style-name="ce1">
            <text:p>'Analytical Methods applied to Archaeological Objects: Practical Experiments'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hamburg-analyticalmethods_ue.md</text:p>
          </table:table-cell>
        </table:table-row>
        <table:table-row table:style-name="ro1">
          <table:table-cell office:value-type="string" table:style-name="ce1">
            <text:p>Universität Heidelberg</text:p>
          </table:table-cell>
          <table:table-cell office:value-type="string" table:style-name="ce1">
            <text:p>3D-Modellierung, Rekonstruktion, Visualisierung</text:p>
          </table:table-cell>
          <table:table-cell office:value-type="string" table:style-name="ce1">
            <text:p>Süß, Jürgen</text:p>
          </table:table-cell>
          <table:table-cell office:value-type="string" table:style-name="ce1">
            <text:p>https://lsf.uni-heidelberg.de/qisserver/rds?state=verpublish&amp;status=init&amp;vmfile=no&amp;publishid=393266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Heidelberg</text:p>
          </table:table-cell>
          <table:table-cell office:value-type="string" table:style-name="ce1">
            <text:p>Cultural Heritage und Kulturgüterschutz (HCCH)</text:p>
          </table:table-cell>
          <table:table-cell office:value-type="string" table:style-name="ce1">
            <text:p>3D-Visualisierung von Uruk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heidelberg_3d-visualisierunguruk_ue.md</text:p>
          </table:table-cell>
        </table:table-row>
        <table:table-row table:style-name="ro1">
          <table:table-cell office:value-type="string" table:style-name="ce1">
            <text:p>Universität Heidelberg</text:p>
          </table:table-cell>
          <table:table-cell office:value-type="string" table:style-name="ce1">
            <text:p>Digitales Zeichnen, Zeichnen von Funden und Karten, Dokumentation</text:p>
          </table:table-cell>
          <table:table-cell office:value-type="string" table:style-name="ce1">
            <text:p>Süß, Jürgen</text:p>
          </table:table-cell>
          <table:table-cell office:value-type="string" table:style-name="ce1">
            <text:p>https://lsf.uni-heidelberg.de/qisserver/rds?state=verpublish&amp;status=init&amp;vmfile=no&amp;publishid=390776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Heidelberg</text:p>
          </table:table-cell>
          <table:table-cell office:value-type="string" table:style-name="ce1">
            <text:p>Archäologie</text:p>
          </table:table-cell>
          <table:table-cell office:value-type="string" table:style-name="ce1">
            <text:p>Digitales Zeichnen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heidelberg_digitaleszeichnen_ ue.md</text:p>
          </table:table-cell>
        </table:table-row>
        <table:table-row table:style-name="ro1">
          <table:table-cell office:value-type="string" table:style-name="ce1">
            <text:p>Universität Heidelberg</text:p>
          </table:table-cell>
          <table:table-cell office:value-type="string" table:style-name="ce1">
            <text:p>Software und Tools, Visualisierung, Dig. Methoden &amp; Theorien, Digitale Datenauswertung</text:p>
          </table:table-cell>
          <table:table-cell office:value-type="string" table:style-name="ce1">
            <text:p>Shinoto, Maria</text:p>
          </table:table-cell>
          <table:table-cell office:value-type="string" table:style-name="ce1">
            <text:p>https://lsf.uni-heidelberg.de/qisserver/rds?state=verpublish&amp;status=init&amp;vmfile=no&amp;publishid=393489&amp;moduleCall=webInfo&amp;publishConfFile=webInfo&amp;publishSubDir=veranstaltung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Heidelberg</text:p>
          </table:table-cell>
          <table:table-cell office:value-type="string" table:style-name="ce1">
            <text:p>Ur- und Frühgeschichte, Vorderasiatische Archäologie, Klassische Archäologie, Geoarchäologie</text:p>
          </table:table-cell>
          <table:table-cell office:value-type="string" table:style-name="ce1">
            <text:p>Neue Möglichkeiten digitaler Archäologie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heidelberg_neuemoeglichkeiten_vl .md</text:p>
          </table:table-cell>
        </table:table-row>
        <table:table-row table:style-name="ro1"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Software und Tools, Spatial Analysis, Online-Ressourcen, GIS, Bildbearbeitung, Digitale Dokumentation, Dig. Methoden &amp; Theorien, Digitale Ressourcen, 3D, Archivierung, Metadaten, Datenbanken, Digitale Datenauswertung, Digitalisierung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http://univis.uni-kiel.de/prg?show=llong&amp;key=585/lectures/2023w:gemei/instit_2/zentr/archoi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Kiel</text:p>
          </table:table-cell>
          <table:table-cell office:value-type="string" table:style-name="ce1">
            <text:p>Prähistorische und Historische Archäologie</text:p>
          </table:table-cell>
          <table:table-cell office:value-type="string" table:style-name="ce1">
            <text:p>Archäoinformatik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kiel_archaeoinformatik_ue.md</text:p>
          </table:table-cell>
        </table:table-row>
        <table:table-row table:style-name="ro1"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Software und Tools, Spatial Analysis, Visualisierung, GIS, Bildbearbeitung, Digitale Dokumentation, Digitale Ressourcen, 3D, Archivierung, Metadaten, Datenbanken, Digitale Datenauswertung, Digitalisierung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http://univis.uni-kiel.de/prg?show=llong&amp;key=585/lectures/2023w:gemei/instit_2/zentr/archoi_2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Kiel</text:p>
          </table:table-cell>
          <table:table-cell office:value-type="string" table:style-name="ce1">
            <text:p>Prähistorische und Historische Archäologie</text:p>
          </table:table-cell>
          <table:table-cell office:value-type="string" table:style-name="ce1">
            <text:p>Archäoinformatik - Einzelaspekte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kiel_archaeoinformatik-einzelaspekte_ue.md</text:p>
          </table:table-cell>
        </table:table-row>
        <table:table-row table:style-name="ro1"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Software und Tools, Spatial Analysis, Visualisierung, Digitale Dokumentation, Dig. Methoden &amp; Theorien, Digital Humanities, Digitale Ressourcen, 3D, Archivierung, Datenbanken, Digitale Datenauswertung</text:p>
          </table:table-cell>
          <table:table-cell office:value-type="string" table:style-name="ce1">
            <text:p>Nakoinz, Oliver</text:p>
          </table:table-cell>
          <table:table-cell office:value-type="string" table:style-name="ce1">
            <text:p>http://univis.uni-kiel.de/prg?show=llong&amp;key=585/lectures/2023w:gemei/instit_2/zentr/einfhr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Kiel</text:p>
          </table:table-cell>
          <table:table-cell office:value-type="string" table:style-name="ce1">
            <text:p>Prähistorische und Historische Archäologie</text:p>
          </table:table-cell>
          <table:table-cell office:value-type="string" table:style-name="ce1">
            <text:p>Einführung in 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kiel_einfuehrunginr_ue.md</text:p>
          </table:table-cell>
        </table:table-row>
        <table:table-row table:style-name="ro1"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Software und Tools, Spatial Analysis, Visualisierung, Dig. Methoden &amp; Theorien, Digital Humanities, Digitale Ressourcen, Archivierung, Datenbanken, Digitale Datenauswertung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>http://univis.uni-kiel.de/prg?show=llong&amp;key=585/lectures/2023w:gemei/instit_2/zentr/quanti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Kiel</text:p>
          </table:table-cell>
          <table:table-cell office:value-type="string" table:style-name="ce1">
            <text:p>Prähistorische und Historische Archäologie</text:p>
          </table:table-cell>
          <table:table-cell office:value-type="string" table:style-name="ce1">
            <text:p>Quantitative Methoden für Prähistoriker - Einführung in die Statistik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kiel_quantitativemethodenfuerpraehistoriker-einfuehrungindiestatistik_ue.md</text:p>
          </table:table-cell>
        </table:table-row>
        <table:table-row table:style-name="ro1"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Software und Tools, Online-Ressourcen, Visualisierung, Digitale Dokumentation, Dig. Methoden &amp; Theorien, Digital Humanities, Digitale Ressourcen, 3D, Archivierung, Datenbanken, Digitale Datenauswertung</text:p>
          </table:table-cell>
          <table:table-cell office:value-type="string" table:style-name="ce1">
            <text:p>Kneisel, Jutta</text:p>
          </table:table-cell>
          <table:table-cell office:value-type="string" table:style-name="ce1">
            <text:p>http://univis.uni-kiel.de/prg?show=llong&amp;key=585/lectures/2023w:gemei/instit_2/zentr/spielm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Kiel</text:p>
          </table:table-cell>
          <table:table-cell office:value-type="string" table:style-name="ce1">
            <text:p>Prähistorische und Historische Archäologie</text:p>
          </table:table-cell>
          <table:table-cell office:value-type="string" table:style-name="ce1">
            <text:p>Spiel mit Zahlen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kiel_spielmitzahlen_ue.md</text:p>
          </table:table-cell>
        </table:table-row>
        <table:table-row table:style-name="ro1">
          <table:table-cell office:value-type="string" table:style-name="ce1">
            <text:p>Universität Leipzig</text:p>
          </table:table-cell>
          <table:table-cell office:value-type="string" table:style-name="ce1">
            <text:p>Photogrammetrie, Software und Tools, Online-Ressourcen, Internet, Digitale Dokumentation, Dig. Methoden &amp; Theorien, Digital Humanities, Digitale Ressourcen, Archivierung, Metadaten, Datenbanken, Digitale Datenauswertung, Digitalisierung</text:p>
          </table:table-cell>
          <table:table-cell office:value-type="string" table:style-name="ce1">
            <text:p>Naether, Franziska</text:p>
          </table:table-cell>
          <table:table-cell office:value-type="string" table:style-name="ce1">
            <text:p>https://www.gkr.uni-leipzig.de/newsdetail-1-1/artikel/stundenplan-und-vorlesungsverzeichnis-fuer-das-wintersemester-2023-2024-sind-online-2023-08-10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Leipzig</text:p>
          </table:table-cell>
          <table:table-cell office:value-type="string" table:style-name="ce1">
            <text:p>Ägyptologie</text:p>
          </table:table-cell>
          <table:table-cell office:value-type="string" table:style-name="ce1">
            <text:p>Digital Humanities &amp; Ägyptologie - ein ‚Hands-on’-Seminar in 4 Teilen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leipzig_digitalhumanitiesUndAegyptologie_se.md</text:p>
          </table:table-cell>
        </table:table-row>
        <table:table-row table:style-name="ro1">
          <table:table-cell office:value-type="string" table:style-name="ce1">
            <text:p>Ludwig-Maximilians-Universität München</text:p>
          </table:table-cell>
          <table:table-cell office:value-type="string" table:style-name="ce1">
            <text:p>Software und Tools, Internet, Visualisierung, Digitale Dokumentation, Dig. Methoden &amp; Theorien, Digital Humanities, Digitale Ressourcen, Archivierung, Metadaten, Datenbanken, Digitale Datenauswertung, Digitalisierung</text:p>
          </table:table-cell>
          <table:table-cell office:value-type="string" table:style-name="ce1">
            <text:p>Sartini, Bruno</text:p>
          </table:table-cell>
          <table:table-cell office:value-type="string" table:style-name="ce1">
            <text:p>https://lsf.verwaltung.uni-muenchen.de/qisserver/rds?state=verpublish&amp;status=init&amp;vmfile=no&amp;publishid=1006078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Archäologie: Europa und Vorderer Orient (u. a.)</text:p>
          </table:table-cell>
          <table:table-cell office:value-type="string" table:style-name="ce1">
            <text:p>Advancing to the Digital Frontier: An Introduction to Developing and Managing Digital Collections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muenchen_advancingtothedigitalfrontier_ue.md</text:p>
          </table:table-cell>
        </table:table-row>
        <table:table-row table:style-name="ro1">
          <table:table-cell office:value-type="string" table:style-name="ce1">
            <text:p>Ludwig-Maximilians-Universität</text:p>
          </table:table-cell>
          <table:table-cell office:value-type="string" table:style-name="ce1">
            <text:p>MA , Software und Tools, KI, Digital Humanities</text:p>
          </table:table-cell>
          <table:table-cell office:value-type="string" table:style-name="ce1">
            <text:p>Heil, Fabian</text:p>
          </table:table-cell>
          <table:table-cell office:value-type="string" table:style-name="ce1">
            <text:p>https://www.vorderas-archaeologie.uni-muenchen.de/studium_lehre/kkv-wise-2023-24/index.html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(Vorderasiatische) Archäologie</text:p>
          </table:table-cell>
          <table:table-cell office:value-type="string" table:style-name="ce1">
            <text:p>Archäologie im Zeitalter der KI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muenchen_ArchaeologieImZeitalterKI_ue.md</text:p>
          </table:table-cell>
        </table:table-row>
        <table:table-row table:style-name="ro1">
          <table:table-cell office:value-type="string" table:style-name="ce1">
            <text:p>Ludwig-Maximilians-Universität München</text:p>
          </table:table-cell>
          <table:table-cell office:value-type="string" table:style-name="ce1">
            <text:p>3D-Modellierung, Photogrammetrie, Software und Tools, Visualisierung, Digitale Dokumentation, Fotografie, 3D, Digitalisierung</text:p>
          </table:table-cell>
          <table:table-cell office:value-type="string" table:style-name="ce1">
            <text:p>Lercari, Nicola</text:p>
          </table:table-cell>
          <table:table-cell office:value-type="string" table:style-name="ce1">
            <text:p>https://lsf.verwaltung.uni-muenchen.de/qisserver/rds?state=verpublish&amp;status=init&amp;vmfile=no&amp;publishid=1006044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Archäologie: Europa und Vorderer Orient (u. a.)</text:p>
          </table:table-cell>
          <table:table-cell office:value-type="string" table:style-name="ce1">
            <text:p>Digital Imaging for Cultural Heritage and Archaeology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muenchen_digitalimagingforculturalheritageandarchaeology_ue.md</text:p>
          </table:table-cell>
        </table:table-row>
        <table:table-row table:style-name="ro1">
          <table:table-cell office:value-type="string" table:style-name="ce1">
            <text:p>Ludwig-Maximilians-Universität München</text:p>
          </table:table-cell>
          <table:table-cell office:value-type="string" table:style-name="ce1">
            <text:p>3D-Modellierung, Photogrammetrie, Spatial Analysis, Online-Ressourcen, Internet, Visualisierung, GIS, 3D Scan, Digitale Dokumentation, Dig. Methoden &amp; Theorien, Digital Humanities, Digitale Ressourcen, 3D, Archivierung, Metadaten, Datenbanken, Digitale Datenauswertung, Digitalisierung</text:p>
          </table:table-cell>
          <table:table-cell office:value-type="string" table:style-name="ce1">
            <text:p>Lercari, Nicola</text:p>
          </table:table-cell>
          <table:table-cell office:value-type="string" table:style-name="ce1">
            <text:p>https://lsf.verwaltung.uni-muenchen.de/qisserver/rds?state=verpublish&amp;status=init&amp;vmfile=no&amp;publishid=996546&amp;moduleCall=webInfo&amp;publishConfFile=webInfo&amp;publishSubDir=veranstaltung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Archäologie: Europa und Vorderer Orient (u. a.)</text:p>
          </table:table-cell>
          <table:table-cell office:value-type="string" table:style-name="ce1">
            <text:p>Heritage to Bytes: Fundamentals of Digital Cultural Heritage Studies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muenchen_heritagetobytes_vl.md</text:p>
          </table:table-cell>
        </table:table-row>
        <table:table-row table:style-name="ro1">
          <table:table-cell office:value-type="string" table:style-name="ce1">
            <text:p>Ludwig-Maximilians-Universität München</text:p>
          </table:table-cell>
          <table:table-cell office:value-type="string" table:style-name="ce1">
            <text:p>Software und Tools, Spatial Analysis, Visualisierung, GIS, Digitale Dokumentation, Dig. Methoden &amp; Theorien, 3D, Digitale Datenauswertung, Digitalisierung</text:p>
          </table:table-cell>
          <table:table-cell office:value-type="string" table:style-name="ce1">
            <text:p>Calderone, Dario</text:p>
          </table:table-cell>
          <table:table-cell office:value-type="string" table:style-name="ce1">
            <text:p>https://lsf.verwaltung.uni-muenchen.de/qisserver/rds?state=verpublish&amp;status=init&amp;vmfile=no&amp;publishid=1022494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Archäologie: Europa und Vorderer Orient (u. a.)</text:p>
          </table:table-cell>
          <table:table-cell office:value-type="string" table:style-name="ce1">
            <text:p>Introduction to Geographical Information Systems for Heritage and Archaeology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muenchen_introductiontogeographicalinformationsystemsforheritageandarchaeology_ue.md</text:p>
          </table:table-cell>
        </table:table-row>
        <table:table-row table:style-name="ro1">
          <table:table-cell office:value-type="string" table:style-name="ce1">
            <text:p>Ludwig-Maximilians-Universität München</text:p>
          </table:table-cell>
          <table:table-cell office:value-type="string" table:style-name="ce1">
            <text:p>Software und Tools, Online-Ressourcen, Internet, Visualisierung, Digitale Dokumentation, Dig. Methoden &amp; Theorien, Digital Humanities, Digitale Ressourcen, Archivierung, Metadaten, Datenbanken, Digitale Datenauswertung, Digitalisierung</text:p>
          </table:table-cell>
          <table:table-cell office:value-type="string" table:style-name="ce1">
            <text:p>Sartini, Bruno</text:p>
          </table:table-cell>
          <table:table-cell office:value-type="string" table:style-name="ce1">
            <text:p>https://lsf.verwaltung.uni-muenchen.de/qisserver/rds?state=verpublish&amp;status=init&amp;vmfile=no&amp;publishid=1006075&amp;moduleCall=webInfo&amp;publishConfFile=webInfo&amp;publishSubDir=veranstaltung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Archäologie: Europa und Vorderer Orient (u. a.)</text:p>
          </table:table-cell>
          <table:table-cell office:value-type="string" table:style-name="ce1">
            <text:p>Linked open data: Methods and Standards for Digital Cultural Heritage Preservation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muenchen_linkedopendata_se.md</text:p>
          </table:table-cell>
        </table:table-row>
        <table:table-row table:style-name="ro1">
          <table:table-cell office:value-type="string" table:style-name="ce1">
            <text:p>Ludwig-Maximilians-Universität München</text:p>
          </table:table-cell>
          <table:table-cell office:value-type="string" table:style-name="ce1">
            <text:p>Online-Ressourcen, Internet, Visualisierung, Digitale Dokumentation, Dig. Methoden &amp; Theorien, Digitale Ressourcen, 3D, Archivierung, Metadaten, Datenbanken, Digitalisierung</text:p>
          </table:table-cell>
          <table:table-cell office:value-type="string" table:style-name="ce1">
            <text:p>Lercari, Nicola</text:p>
          </table:table-cell>
          <table:table-cell office:value-type="string" table:style-name="ce1">
            <text:p>https://lsf.verwaltung.uni-muenchen.de/qisserver/rds?state=verpublish&amp;status=init&amp;vmfile=no&amp;publishid=1006043&amp;moduleCall=webInfo&amp;publishConfFile=webInfo&amp;publishSubDir=veranstaltung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Archäologie: Europa und Vorderer Orient (u. a.)</text:p>
          </table:table-cell>
          <table:table-cell office:value-type="string" table:style-name="ce1">
            <text:p>Museums and Virtual Museums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muenchen_museumsandvirtualmuseums_se.md</text:p>
          </table:table-cell>
        </table:table-row>
        <table:table-row table:style-name="ro1">
          <table:table-cell office:value-type="string" table:style-name="ce1">
            <text:p>Westfälische Wilhelms-Universität</text:p>
          </table:table-cell>
          <table:table-cell office:value-type="string" table:style-name="ce1">
            <text:p>Digitale Dokumentation, Datenbanken, GIS, Digitale Datenauswertung, Bildbearbeitung</text:p>
          </table:table-cell>
          <table:table-cell office:value-type="string" table:style-name="ce1">
            <text:p>Kreppner, Janoscha</text:p>
          </table:table-cell>
          <table:table-cell office:value-type="string" table:style-name="ce1">
            <text:p>https://studium.uni-muenster.de/qisserver/rds?state=verpublish&amp;status=init&amp;vmfile=no&amp;moduleCall=webInfo&amp;publishConfFile=webInfo&amp;publishSubDir=veranstaltung&amp;veranstaltung.veranstid=393753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ünster</text:p>
          </table:table-cell>
          <table:table-cell office:value-type="string" table:style-name="ce1">
            <text:p>Antike Kulturen Ägyptens und Vorderasiens</text:p>
          </table:table-cell>
          <table:table-cell office:value-type="string" table:style-name="ce1">
            <text:p>Auswertung einer Ausgrabungsdokumentation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muenster_auswertungeinerausgrabungsdokumentation_se.md</text:p>
          </table:table-cell>
        </table:table-row>
        <table:table-row table:style-name="ro1">
          <table:table-cell office:value-type="string" table:style-name="ce1">
            <text:p>Westfälische Wilhelms-Universität</text:p>
          </table:table-cell>
          <table:table-cell office:value-type="string" table:style-name="ce1">
            <text:p>Software und Tools, Spatial Analysis, Online-Ressourcen, Internet, GIS, Digital Humanities, Digitale Ressourcen, Metadaten, Digitale Datenauswertung, Digitalisierung</text:p>
          </table:table-cell>
          <table:table-cell office:value-type="string" table:style-name="ce1">
            <text:p>Tappert, Claudia</text:p>
          </table:table-cell>
          <table:table-cell office:value-type="string" table:style-name="ce1">
            <text:p>https://www.uni-muenster.de/UrFruehGeschichte/studieren/lehrangebot_der_abteilung.html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ünster</text:p>
          </table:table-cell>
          <table:table-cell office:value-type="string" table:style-name="ce1">
            <text:p>Ur- und Frühgeschichte</text:p>
          </table:table-cell>
          <table:table-cell office:value-type="string" table:style-name="ce1">
            <text:p>Geographische Informationssysteme (GIS) in der Archäologie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muenster_gis_se.md</text:p>
          </table:table-cell>
        </table:table-row>
        <table:table-row table:style-name="ro1">
          <table:table-cell office:value-type="string" table:style-name="ce1">
            <text:p>Universität Münster</text:p>
          </table:table-cell>
          <table:table-cell office:value-type="string" table:style-name="ce1">
            <text:p>Online-Ressourcen, Internet, Visualisierung, Digitale Dokumentation, Dig. Methoden &amp; Theorien, Digitale Ressourcen, Datenbanken, Digitalisierung</text:p>
          </table:table-cell>
          <table:table-cell office:value-type="string" table:style-name="ce1">
            <text:p>Martin, Katharina</text:p>
          </table:table-cell>
          <table:table-cell office:value-type="string" table:style-name="ce1">
            <text:p>https://studium.uni-muenster.de/qisserver/servlet/de.his.servlet.RequestDispatcherServlet?state=verpublish&amp;status=init&amp;vmfile=no&amp;publishid=396660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ster</text:p>
          </table:table-cell>
          <table:table-cell office:value-type="string" table:style-name="ce1">
            <text:p>Klassische Archäologie</text:p>
          </table:table-cell>
          <table:table-cell office:value-type="string" table:style-name="ce1">
            <text:p>Münzprägung im Gallischen Sonderreich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muenster_muenzpraegungimgallischensonderreich_ue.md</text:p>
          </table:table-cell>
        </table:table-row>
        <table:table-row table:style-name="ro1">
          <table:table-cell office:value-type="string" table:style-name="ce1">
            <text:p>Universität des Saarlandes</text:p>
          </table:table-cell>
          <table:table-cell office:value-type="string" table:style-name="ce1">
            <text:p>Software und Tools, Visualisierung, GIS</text:p>
          </table:table-cell>
          <table:table-cell office:value-type="string" table:style-name="ce1">
            <text:p>Latzel, Lucas</text:p>
          </table:table-cell>
          <table:table-cell office:value-type="string" table:style-name="ce1">
            <text:p>https://www.lsf.uni-saarland.de/qisserver/rds?state=verpublish&amp;status=init&amp;vmfile=no&amp;publishid=146649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Saarbrücken</text:p>
          </table:table-cell>
          <table:table-cell office:value-type="string" table:style-name="ce1">
            <text:p>Vor- und Frühgeschichte</text:p>
          </table:table-cell>
          <table:table-cell office:value-type="string" table:style-name="ce1">
            <text:p>Einführung in QGIS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saarbruecken_einfuehrunginqgis_ue.md</text:p>
          </table:table-cell>
        </table:table-row>
        <table:table-row table:style-name="ro1">
          <table:table-cell office:value-type="string" table:style-name="ce1">
            <text:p>Universität des Saarlandes</text:p>
          </table:table-cell>
          <table:table-cell office:value-type="string" table:style-name="ce1">
            <text:p>Software und Tools, Spatial Analysis, Visualisierung, GIS, Dig. Methoden &amp; Theorien, Digitale Datenauswertung</text:p>
          </table:table-cell>
          <table:table-cell office:value-type="string" table:style-name="ce1">
            <text:p>Buchmann, Hannes</text:p>
          </table:table-cell>
          <table:table-cell office:value-type="string" table:style-name="ce1">
            <text:p>https://www.lsf.uni-saarland.de/qisserver/rds?state=verpublish&amp;status=init&amp;vmfile=no&amp;publishid=147049&amp;moduleCall=webInfo&amp;publishConfFile=webInfo&amp;publishSubDir=veranstaltung</text:p>
          </table:table-cell>
          <table:table-cell office:value-type="string" table:style-name="ce1">
            <text:p>Praxiskurs</text:p>
          </table:table-cell>
          <table:table-cell office:value-type="string" table:style-name="ce1">
            <text:p>Saarbrücken</text:p>
          </table:table-cell>
          <table:table-cell office:value-type="string" table:style-name="ce1">
            <text:p>Vor- und Frühgeschichte</text:p>
          </table:table-cell>
          <table:table-cell office:value-type="string" table:style-name="ce1">
            <text:p>GIS 2: Analyse-Tools und forschungsbezogene Anwendungen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saarbruecken_qgis2_pr.md</text:p>
          </table:table-cell>
        </table:table-row>
        <table:table-row table:style-name="ro1">
          <table:table-cell office:value-type="string" table:style-name="ce1">
            <text:p>Universität des Saarlandes</text:p>
          </table:table-cell>
          <table:table-cell office:value-type="string" table:style-name="ce1">
            <text:p>3D-Modellierung, Photogrammetrie, Software und Tools, Digitale Dokumentation, Fotografie, Digital Humanities, 3D, Archivierung, Metadaten, Digitalisierung</text:p>
          </table:table-cell>
          <table:table-cell office:value-type="string" table:style-name="ce1">
            <text:p>Schnorr, Nils</text:p>
          </table:table-cell>
          <table:table-cell office:value-type="string" table:style-name="ce1">
            <text:p>https://www.lsf.uni-saarland.de/qisserver/rds?state=verpublish&amp;status=init&amp;vmfile=no&amp;publishid=146444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Saarbrücken</text:p>
          </table:table-cell>
          <table:table-cell office:value-type="string" table:style-name="ce1">
            <text:p>Archäologie</text:p>
          </table:table-cell>
          <table:table-cell office:value-type="string" table:style-name="ce1">
            <text:p>Vom Foto zum Modell - Photogrammetrie Einsteigerkurs (Kurs 1)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saarbruecken_vomfotozummodell_ue.md</text:p>
          </table:table-cell>
        </table:table-row>
        <table:table-row table:style-name="ro1">
          <table:table-cell office:value-type="string" table:style-name="ce1">
            <text:p>Universtität Würzburg</text:p>
          </table:table-cell>
          <table:table-cell office:value-type="string" table:style-name="ce1">
            <text:p>Digital Humanities, Datenbanken, Digitale Datenauswertung, Digitalisierung</text:p>
          </table:table-cell>
          <table:table-cell office:value-type="string" table:style-name="ce1">
            <text:p>Essler, Holger</text:p>
          </table:table-cell>
          <table:table-cell office:value-type="string" table:style-name="ce1">
            <text:p>https://wuestudy.zv.uni-wuerzburg.de:443/qisserver/pages/startFlow.xhtml?_flowId=detailView-flow&amp;unitId=173985&amp;periodId=286&amp;navigationPosition=hisinoneLehrorganisation,examEventOverviewOwn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Würzburg</text:p>
          </table:table-cell>
          <table:table-cell office:value-type="string" table:style-name="ce1">
            <text:p>Digital Humanities</text:p>
          </table:table-cell>
          <table:table-cell office:value-type="string" table:style-name="ce1">
            <text:p>Datenbanken zur Antike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WiSe 2023/24</text:p>
          </table:table-cell>
          <table:table-cell office:value-type="string" table:style-name="ce1">
            <text:p>wuerzburg_datenbankenzurantike_se.md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